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2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eak-Bkgd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S-to-N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Fe</text:p>
          </table:table-cell>
          <table:table-cell table:number-columns-repeated="3"/>
        </table:table-row>
        <table:table-row table:style-name="ro1">
          <table:table-cell office:value-type="float" office:value="175668" calcext:value-type="float">
            <text:p>175668</text:p>
          </table:table-cell>
          <table:table-cell office:value-type="float" office:value="580" calcext:value-type="float">
            <text:p>58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K411 - 15 keV</text:p>
          </table:table-cell>
          <table:table-cell table:formula="of:=[.A2]/[.A$5]" office:value-type="float" office:value="0.0253573519042048" calcext:value-type="float">
            <text:p>0.0254</text:p>
          </table:table-cell>
          <table:table-cell office:value-type="float" office:value="0.025967" calcext:value-type="float">
            <text:p>0.025967</text:p>
          </table:table-cell>
          <table:table-cell table:formula="of:=[.E2]-[.F2]" office:value-type="float" office:value="-0.000609648095795209" calcext:value-type="float">
            <text:p>-0.000609648095795</text:p>
          </table:table-cell>
          <table:table-cell table:formula="of:=[.G2]/[.F2]" office:value-type="float" office:value="-0.0234778024336739" calcext:value-type="float">
            <text:p>-0.023477802433674</text:p>
          </table:table-cell>
        </table:table-row>
        <table:table-row table:style-name="ro1">
          <table:table-cell office:value-type="float" office:value="396123" calcext:value-type="float">
            <text:p>396123</text:p>
          </table:table-cell>
          <table:table-cell office:value-type="float" office:value="817" calcext:value-type="float">
            <text:p>817</text:p>
          </table:table-cell>
          <table:table-cell office:value-type="float" office:value="485" calcext:value-type="float">
            <text:p>485</text:p>
          </table:table-cell>
          <table:table-cell office:value-type="string" calcext:value-type="string">
            <text:p>K411 - 20 keV</text:p>
          </table:table-cell>
          <table:table-cell table:formula="of:=[.A3]/[.A$5]" office:value-type="float" office:value="0.0571796246803591" calcext:value-type="float">
            <text:p>0.0572</text:p>
          </table:table-cell>
          <table:table-cell office:value-type="float" office:value="0.057666" calcext:value-type="float">
            <text:p>0.057666</text:p>
          </table:table-cell>
          <table:table-cell table:formula="of:=[.E3]-[.F3]" office:value-type="float" office:value="-0.000486375319640943" calcext:value-type="float">
            <text:p>-0.000486375319641</text:p>
          </table:table-cell>
          <table:table-cell table:formula="of:=[.G3]/[.F3]" office:value-type="float" office:value="-0.00843435160477479" calcext:value-type="float">
            <text:p>-0.008434351604775</text:p>
          </table:table-cell>
        </table:table-row>
        <table:table-row table:style-name="ro1">
          <table:table-cell office:value-type="float" office:value="659118" calcext:value-type="float">
            <text:p>659118</text:p>
          </table:table-cell>
          <table:table-cell office:value-type="float" office:value="1026" calcext:value-type="float">
            <text:p>1026</text:p>
          </table:table-cell>
          <table:table-cell office:value-type="float" office:value="642" calcext:value-type="float">
            <text:p>642</text:p>
          </table:table-cell>
          <table:table-cell office:value-type="string" calcext:value-type="string">
            <text:p>K411 - 25 keV</text:p>
          </table:table-cell>
          <table:table-cell table:formula="of:=[.A4]/[.A$5]" office:value-type="float" office:value="0.0951424680214704" calcext:value-type="float">
            <text:p>0.0951</text:p>
          </table:table-cell>
          <table:table-cell office:value-type="float" office:value="0.095265" calcext:value-type="float">
            <text:p>0.095265</text:p>
          </table:table-cell>
          <table:table-cell table:formula="of:=[.E4]-[.F4]" office:value-type="float" office:value="-0.000122531978529655" calcext:value-type="float">
            <text:p>-0.00012253197853</text:p>
          </table:table-cell>
          <table:table-cell table:formula="of:=[.G4]/[.F4]" office:value-type="float" office:value="-0.00128622241672865" calcext:value-type="float">
            <text:p>-0.001286222416729</text:p>
          </table:table-cell>
        </table:table-row>
        <table:table-row table:style-name="ro1">
          <table:table-cell office:value-type="float" office:value="6927695" calcext:value-type="float">
            <text:p>6927695</text:p>
          </table:table-cell>
          <table:table-cell office:value-type="float" office:value="2780" calcext:value-type="float">
            <text:p>2780</text:p>
          </table:table-cell>
          <table:table-cell office:value-type="float" office:value="2492" calcext:value-type="float">
            <text:p>2492</text:p>
          </table:table-cell>
          <table:table-cell office:value-type="string" calcext:value-type="string">
            <text:p>Fe 25 keV</text:p>
          </table:table-cell>
          <table:table-cell table:number-columns-repeated="4"/>
        </table:table-row>
        <table:table-row table:style-name="ro1">
          <table:table-cell office:value-type="float" office:value="-332" calcext:value-type="float">
            <text:p>-332</text:p>
          </table:table-cell>
          <table:table-cell office:value-type="float" office:value="713" calcext:value-type="float">
            <text:p>713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Ca 25 keV</text:p>
          </table:table-cell>
          <table:table-cell table:number-columns-repeated="4"/>
        </table:table-row>
        <table:table-row table:style-name="ro1">
          <table:table-cell office:value-type="float" office:value="-596" calcext:value-type="float">
            <text:p>-596</text:p>
          </table:table-cell>
          <table:table-cell office:value-type="float" office:value="641" calcext:value-type="float">
            <text:p>641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i 25 keV</text:p>
          </table:table-cell>
          <table:table-cell table:number-columns-repeated="4"/>
        </table:table-row>
        <table:table-row table:style-name="ro1">
          <table:table-cell office:value-type="float" office:value="-294" calcext:value-type="float">
            <text:p>-294</text:p>
          </table:table-cell>
          <table:table-cell office:value-type="float" office:value="605" calcext:value-type="float">
            <text:p>605</text:p>
          </table:table-cell>
          <table:table-cell office:value-type="float" office:value="-0" calcext:value-type="float">
            <text:p>0</text:p>
          </table:table-cell>
          <table:table-cell office:value-type="string" calcext:value-type="string">
            <text:p>Mg 25 ke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ak-Bkgd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S-to-N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Ca</text:p>
          </table:table-cell>
          <table:table-cell table:number-columns-repeated="3"/>
        </table:table-row>
        <table:table-row table:style-name="ro1">
          <table:table-cell office:value-type="float" office:value="573426" calcext:value-type="float">
            <text:p>573426</text:p>
          </table:table-cell>
          <table:table-cell office:value-type="float" office:value="983" calcext:value-type="float">
            <text:p>983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K411 - 15 keV</text:p>
          </table:table-cell>
          <table:table-cell table:formula="of:=[.A11]/[.A$15]" office:value-type="float" office:value="0.0417659175266142" calcext:value-type="float">
            <text:p>0.0418</text:p>
          </table:table-cell>
          <table:table-cell office:value-type="float" office:value="0.0410385" calcext:value-type="float">
            <text:p>0.0410385</text:p>
          </table:table-cell>
          <table:table-cell table:formula="of:=[.E11]-[.F11]" office:value-type="float" office:value="0.000727417526614191" calcext:value-type="float">
            <text:p>0.000727417526614</text:p>
          </table:table-cell>
          <table:table-cell table:formula="of:=[.G11]/[.F11]" office:value-type="float" office:value="0.0177252464542854" calcext:value-type="float">
            <text:p>0.017725246454285</text:p>
          </table:table-cell>
        </table:table-row>
        <table:table-row table:style-name="ro1">
          <table:table-cell office:value-type="float" office:value="953518" calcext:value-type="float">
            <text:p>953518</text:p>
          </table:table-cell>
          <table:table-cell office:value-type="float" office:value="1239" calcext:value-type="float">
            <text:p>1239</text:p>
          </table:table-cell>
          <table:table-cell office:value-type="float" office:value="770" calcext:value-type="float">
            <text:p>770</text:p>
          </table:table-cell>
          <table:table-cell office:value-type="string" calcext:value-type="string">
            <text:p>K411 - 20 keV</text:p>
          </table:table-cell>
          <table:table-cell table:formula="of:=[.A12]/[.A$15]" office:value-type="float" office:value="0.0694502065622105" calcext:value-type="float">
            <text:p>0.0695</text:p>
          </table:table-cell>
          <table:table-cell office:value-type="float" office:value="0.06876" calcext:value-type="float">
            <text:p>0.06876</text:p>
          </table:table-cell>
          <table:table-cell table:formula="of:=[.E12]-[.F12]" office:value-type="float" office:value="0.000690206562210471" calcext:value-type="float">
            <text:p>0.00069020656221</text:p>
          </table:table-cell>
          <table:table-cell table:formula="of:=[.G12]/[.F12]" office:value-type="float" office:value="0.0100379081182442" calcext:value-type="float">
            <text:p>0.010037908118244</text:p>
          </table:table-cell>
        </table:table-row>
        <table:table-row table:style-name="ro1">
          <table:table-cell office:value-type="float" office:value="1320103" calcext:value-type="float">
            <text:p>1320103</text:p>
          </table:table-cell>
          <table:table-cell office:value-type="float" office:value="1445" calcext:value-type="float">
            <text:p>1445</text:p>
          </table:table-cell>
          <table:table-cell office:value-type="float" office:value="914" calcext:value-type="float">
            <text:p>914</text:p>
          </table:table-cell>
          <table:table-cell office:value-type="string" calcext:value-type="string">
            <text:p>K411 - 25 keV</text:p>
          </table:table-cell>
          <table:table-cell table:formula="of:=[.A13]/[.A$15]" office:value-type="float" office:value="0.0961507030107389" calcext:value-type="float">
            <text:p>0.0962</text:p>
          </table:table-cell>
          <table:table-cell office:value-type="float" office:value="0.096441" calcext:value-type="float">
            <text:p>0.096441</text:p>
          </table:table-cell>
          <table:table-cell table:formula="of:=[.E13]-[.F13]" office:value-type="float" office:value="-0.000290296989261099" calcext:value-type="float">
            <text:p>-0.000290296989261</text:p>
          </table:table-cell>
          <table:table-cell table:formula="of:=[.G13]/[.F13]" office:value-type="float" office:value="-0.00301009932768324" calcext:value-type="float">
            <text:p>-0.003010099327683</text:p>
          </table:table-cell>
        </table:table-row>
        <table:table-row table:style-name="ro1">
          <table:table-cell office:value-type="float" office:value="2809" calcext:value-type="float">
            <text:p>2809</text:p>
          </table:table-cell>
          <table:table-cell office:value-type="float" office:value="1211" calcext:value-type="float">
            <text:p>12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e 25 keV</text:p>
          </table:table-cell>
          <table:table-cell table:number-columns-repeated="4"/>
        </table:table-row>
        <table:table-row table:style-name="ro1">
          <table:table-cell office:value-type="float" office:value="13729520" calcext:value-type="float">
            <text:p>13729520</text:p>
          </table:table-cell>
          <table:table-cell office:value-type="float" office:value="3872" calcext:value-type="float">
            <text:p>3872</text:p>
          </table:table-cell>
          <table:table-cell office:value-type="float" office:value="3546" calcext:value-type="float">
            <text:p>3546</text:p>
          </table:table-cell>
          <table:table-cell office:value-type="string" calcext:value-type="string">
            <text:p>Ca 25 keV</text:p>
          </table:table-cell>
          <table:table-cell table:number-columns-repeated="4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809" calcext:value-type="float">
            <text:p>8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i 25 keV</text:p>
          </table:table-cell>
          <table:table-cell table:number-columns-repeated="4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804" calcext:value-type="float">
            <text:p>8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g 25 ke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ak-Bkgd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S-to-N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Si</text:p>
          </table:table-cell>
          <table:table-cell table:number-columns-repeated="3"/>
        </table:table-row>
        <table:table-row table:style-name="ro1">
          <table:table-cell office:value-type="float" office:value="2382938" calcext:value-type="float">
            <text:p>2382938</text:p>
          </table:table-cell>
          <table:table-cell office:value-type="float" office:value="1758" calcext:value-type="float">
            <text:p>1758</text:p>
          </table:table-cell>
          <table:table-cell office:value-type="float" office:value="1355" calcext:value-type="float">
            <text:p>1355</text:p>
          </table:table-cell>
          <table:table-cell office:value-type="string" calcext:value-type="string">
            <text:p>K411 - 15 keV</text:p>
          </table:table-cell>
          <table:table-cell table:formula="of:=[.A20]/[.A$25]" office:value-type="float" office:value="0.113831699537639" calcext:value-type="float">
            <text:p>0.1138</text:p>
          </table:table-cell>
          <table:table-cell office:value-type="float" office:value="0.10867" calcext:value-type="float">
            <text:p>0.10867</text:p>
          </table:table-cell>
          <table:table-cell table:formula="of:=[.E20]-[.F20]" office:value-type="float" office:value="0.00516169953763925" calcext:value-type="float">
            <text:p>0.005161699537639</text:p>
          </table:table-cell>
          <table:table-cell table:formula="of:=[.G20]/[.F20]" office:value-type="float" office:value="0.0474988454738129" calcext:value-type="float">
            <text:p>0.047498845473813</text:p>
          </table:table-cell>
        </table:table-row>
        <table:table-row table:style-name="ro1">
          <table:table-cell office:value-type="float" office:value="2941987" calcext:value-type="float">
            <text:p>2941987</text:p>
          </table:table-cell>
          <table:table-cell office:value-type="float" office:value="1941" calcext:value-type="float">
            <text:p>1941</text:p>
          </table:table-cell>
          <table:table-cell office:value-type="float" office:value="1515" calcext:value-type="float">
            <text:p>1515</text:p>
          </table:table-cell>
          <table:table-cell office:value-type="string" calcext:value-type="string">
            <text:p>K411 - 20 keV</text:p>
          </table:table-cell>
          <table:table-cell table:formula="of:=[.A21]/[.A$25]" office:value-type="float" office:value="0.140537177311219" calcext:value-type="float">
            <text:p>0.1405</text:p>
          </table:table-cell>
          <table:table-cell office:value-type="float" office:value="0.139739" calcext:value-type="float">
            <text:p>0.139739</text:p>
          </table:table-cell>
          <table:table-cell table:formula="of:=[.E21]-[.F21]" office:value-type="float" office:value="0.000798177311218617" calcext:value-type="float">
            <text:p>0.000798177311219</text:p>
          </table:table-cell>
          <table:table-cell table:formula="of:=[.G21]/[.F21]" office:value-type="float" office:value="0.00571191515052074" calcext:value-type="float">
            <text:p>0.005711915150521</text:p>
          </table:table-cell>
        </table:table-row>
        <table:table-row table:style-name="ro1">
          <table:table-cell office:value-type="float" office:value="3208008" calcext:value-type="float">
            <text:p>3208008</text:p>
          </table:table-cell>
          <table:table-cell office:value-type="float" office:value="2022" calcext:value-type="float">
            <text:p>2022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K411 - 25 keV</text:p>
          </table:table-cell>
          <table:table-cell table:formula="of:=[.A22]/[.A$25]" office:value-type="float" office:value="0.153244861079198" calcext:value-type="float">
            <text:p>0.1532</text:p>
          </table:table-cell>
          <table:table-cell office:value-type="float" office:value="0.1576717" calcext:value-type="float">
            <text:p>0.1576717</text:p>
          </table:table-cell>
          <table:table-cell table:formula="of:=[.E22]-[.F22]" office:value-type="float" office:value="-0.00442683892080156" calcext:value-type="float">
            <text:p>-0.004426838920802</text:p>
          </table:table-cell>
          <table:table-cell table:formula="of:=[.G22]/[.F22]" office:value-type="float" office:value="-0.0280763061526042" calcext:value-type="float">
            <text:p>-0.028076306152604</text:p>
          </table:table-cell>
        </table:table-row>
        <table:table-row table:style-name="ro1">
          <table:table-cell office:value-type="float" office:value="3051" calcext:value-type="float">
            <text:p>3051</text:p>
          </table:table-cell>
          <table:table-cell office:value-type="float" office:value="997" calcext:value-type="float">
            <text:p>9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e 25 keV</text:p>
          </table:table-cell>
          <table:table-cell table:number-columns-repeated="4"/>
        </table:table-row>
        <table:table-row table:style-name="ro1">
          <table:table-cell office:value-type="float" office:value="4529" calcext:value-type="float">
            <text:p>4529</text:p>
          </table:table-cell>
          <table:table-cell office:value-type="float" office:value="1190" calcext:value-type="float">
            <text:p>11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 25 keV</text:p>
          </table:table-cell>
          <table:table-cell table:number-columns-repeated="4"/>
        </table:table-row>
        <table:table-row table:style-name="ro1">
          <table:table-cell office:value-type="float" office:value="20933870" calcext:value-type="float">
            <text:p>20933870</text:p>
          </table:table-cell>
          <table:table-cell office:value-type="float" office:value="4755" calcext:value-type="float">
            <text:p>4755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Si 25 keV</text:p>
          </table:table-cell>
          <table:table-cell table:number-columns-repeated="4"/>
        </table:table-row>
        <table:table-row table:style-name="ro1">
          <table:table-cell office:value-type="float" office:value="1458" calcext:value-type="float">
            <text:p>1458</text:p>
          </table:table-cell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g 25 ke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Peak-Bkgd</text:p>
          </table:table-cell>
          <table:table-cell office:value-type="string" calcext:value-type="string">
            <text:p>Uncertainty</text:p>
          </table:table-cell>
          <table:table-cell office:value-type="string" calcext:value-type="string">
            <text:p>S-to-N</text:p>
          </table:table-cell>
          <table:table-cell office:value-type="string" calcext:value-type="string">
            <text:p>Spectrum</text:p>
          </table:table-cell>
          <table:table-cell office:value-type="string" calcext:value-type="string">
            <text:p>Mg</text:p>
          </table:table-cell>
          <table:table-cell table:number-columns-repeated="3"/>
        </table:table-row>
        <table:table-row table:style-name="ro1">
          <table:table-cell office:value-type="float" office:value="734568" calcext:value-type="float">
            <text:p>734568</text:p>
          </table:table-cell>
          <table:table-cell office:value-type="float" office:value="1075" calcext:value-type="float">
            <text:p>1075</text:p>
          </table:table-cell>
          <table:table-cell office:value-type="float" office:value="683" calcext:value-type="float">
            <text:p>683</text:p>
          </table:table-cell>
          <table:table-cell office:value-type="string" calcext:value-type="string">
            <text:p>K411 - 15 keV</text:p>
          </table:table-cell>
          <table:table-cell table:formula="of:=[.A29]/[.A$35]" office:value-type="float" office:value="0.0357151817236102" calcext:value-type="float">
            <text:p>0.0357</text:p>
          </table:table-cell>
          <table:table-cell office:value-type="float" office:value="0.033976" calcext:value-type="float">
            <text:p>0.033976</text:p>
          </table:table-cell>
          <table:table-cell table:formula="of:=[.E29]-[.F29]" office:value-type="float" office:value="0.00173918172361021" calcext:value-type="float">
            <text:p>0.00173918172361</text:p>
          </table:table-cell>
          <table:table-cell table:formula="of:=[.G29]/[.F29]" office:value-type="float" office:value="0.0511885367203383" calcext:value-type="float">
            <text:p>0.051188536720338</text:p>
          </table:table-cell>
        </table:table-row>
        <table:table-row table:style-name="ro1">
          <table:table-cell office:value-type="float" office:value="776718" calcext:value-type="float">
            <text:p>776718</text:p>
          </table:table-cell>
          <table:table-cell office:value-type="float" office:value="1098" calcext:value-type="float">
            <text:p>1098</text:p>
          </table:table-cell>
          <table:table-cell office:value-type="float" office:value="708" calcext:value-type="float">
            <text:p>708</text:p>
          </table:table-cell>
          <table:table-cell office:value-type="string" calcext:value-type="string">
            <text:p>K411 - 20 keV</text:p>
          </table:table-cell>
          <table:table-cell table:formula="of:=[.A30]/[.A$35]" office:value-type="float" office:value="0.0377645425855729" calcext:value-type="float">
            <text:p>0.0378</text:p>
          </table:table-cell>
          <table:table-cell office:value-type="float" office:value="0.03767" calcext:value-type="float">
            <text:p>0.03767</text:p>
          </table:table-cell>
          <table:table-cell table:formula="of:=[.E30]-[.F30]" office:value-type="float" office:value="0.0000945425855728502" calcext:value-type="float">
            <text:p>9.45425855728502E-05</text:p>
          </table:table-cell>
          <table:table-cell table:formula="of:=[.G30]/[.F30]" office:value-type="float" office:value="0.00250975804546987" calcext:value-type="float">
            <text:p>0.00250975804547</text:p>
          </table:table-cell>
        </table:table-row>
        <table:table-row table:style-name="ro1">
          <table:table-cell office:value-type="float" office:value="744648" calcext:value-type="float">
            <text:p>744648</text:p>
          </table:table-cell>
          <table:table-cell office:value-type="float" office:value="1071" calcext:value-type="float">
            <text:p>1071</text:p>
          </table:table-cell>
          <table:table-cell office:value-type="float" office:value="695" calcext:value-type="float">
            <text:p>695</text:p>
          </table:table-cell>
          <table:table-cell office:value-type="string" calcext:value-type="string">
            <text:p>K411 - 25 keV</text:p>
          </table:table-cell>
          <table:table-cell table:formula="of:=[.A31]/[.A$35]" office:value-type="float" office:value="0.0362052779866846" calcext:value-type="float">
            <text:p>0.0362</text:p>
          </table:table-cell>
          <table:table-cell office:value-type="float" office:value="0.0374822" calcext:value-type="float">
            <text:p>0.0374822</text:p>
          </table:table-cell>
          <table:table-cell table:formula="of:=[.E31]-[.F31]" office:value-type="float" office:value="-0.00127692201331545" calcext:value-type="float">
            <text:p>-0.001276922013315</text:p>
          </table:table-cell>
          <table:table-cell table:formula="of:=[.G31]/[.F31]" office:value-type="float" office:value="-0.0340674243591744" calcext:value-type="float">
            <text:p>-0.034067424359174</text:p>
          </table:table-cell>
        </table:table-row>
        <table:table-row table:style-name="ro1">
          <table:table-cell office:value-type="float" office:value="-984" calcext:value-type="float">
            <text:p>-984</text:p>
          </table:table-cell>
          <table:table-cell office:value-type="float" office:value="530" calcext:value-type="float">
            <text:p>530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Fe 25 keV</text:p>
          </table:table-cell>
          <table:table-cell table:number-columns-repeated="4"/>
        </table:table-row>
        <table:table-row table:style-name="ro1">
          <table:table-cell office:value-type="float" office:value="1895" calcext:value-type="float">
            <text:p>1895</text:p>
          </table:table-cell>
          <table:table-cell office:value-type="float" office:value="717" calcext:value-type="float">
            <text:p>7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 25 keV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6721" calcext:value-type="float">
            <text:p>6721</text:p>
          </table:table-cell>
          <table:table-cell office:value-type="float" office:value="1009" calcext:value-type="float">
            <text:p>10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i 25 keV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float" office:value="20567388" calcext:value-type="float">
            <text:p>20567388</text:p>
          </table:table-cell>
          <table:table-cell office:value-type="float" office:value="4648" calcext:value-type="float">
            <text:p>4648</text:p>
          </table:table-cell>
          <table:table-cell office:value-type="float" office:value="4425" calcext:value-type="float">
            <text:p>4425</text:p>
          </table:table-cell>
          <table:table-cell office:value-type="string" calcext:value-type="string">
            <text:p>Mg 25 keV</text:p>
          </table:table-cell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holas Ritchie</meta:initial-creator>
    <meta:creation-date>2019-04-16T07:18:40.886000000</meta:creation-date>
    <dc:date>2019-04-17T10:33:50.902000000</dc:date>
    <dc:creator>Nicholas Ritchie</dc:creator>
    <meta:editing-duration>PT17M53S</meta:editing-duration>
    <meta:editing-cycles>1</meta:editing-cycles>
    <meta:document-statistic meta:table-count="1" meta:cell-count="180" meta:object-count="0"/>
    <meta:generator>LibreOffice/6.2.1.2$Windows_X86_64 LibreOffice_project/7bcb35dc3024a62dea0caee87020152d1ee96e71</meta:generator>
  </office:meta>
</office:document-meta>
</file>